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1.4256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row table:style-name="ro2">
          <table:table-cell office:value-type="string">
            <text:p>ID</text:p>
          </table:table-cell>
          <table:table-cell office:value-type="string">
            <text:p>Descripción</text:p>
          </table:table-cell>
          <table:table-cell office:value-type="string">
            <text:p>Fecha De Realizació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eer el articulo “Las balas de plata de software”</text:p>
          </table:table-cell>
          <table:table-cell office:value-type="string">
            <text:p>24 marzo</text:p>
          </table:table-cell>
          <table:table-cell office:value-type="string">
            <text:p>3 hs</text:p>
          </table:table-cell>
          <table:table-cell office:value-type="string">
            <text:p>2 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prender Sintaxis Ruby</text:p>
          </table:table-cell>
          <table:table-cell office:value-type="string">
            <text:p>2 abril</text:p>
          </table:table-cell>
          <table:table-cell office:value-type="string">
            <text:p>1 hs</text:p>
          </table:table-cell>
          <table:table-cell office:value-type="string">
            <text:p>2hs</text:p>
          </table:table-cell>
        </table:table-row>
        <table:table-row table:style-name="ro2">
          <table:table-cell/>
          <table:table-cell office:value-type="string">
            <text:p>Escribir test palindromo</text:p>
          </table:table-cell>
          <table:table-cell office:value-type="string">
            <text:p>2 abril</text:p>
          </table:table-cell>
          <table:table-cell office:value-type="string">
            <text:p>2 hs</text:p>
          </table:table-cell>
          <table:table-cell office:value-type="string">
            <text:p>0.30hs</text:p>
          </table:table-cell>
        </table:table-row>
        <table:table-row table:style-name="ro2">
          <table:table-cell/>
          <table:table-cell office:value-type="string">
            <text:p>Escribir funcion palindromo</text:p>
          </table:table-cell>
          <table:table-cell office:value-type="string">
            <text:p>2 abril</text:p>
          </table:table-cell>
          <table:table-cell office:value-type="string">
            <text:p>1 hs</text:p>
          </table:table-cell>
          <table:table-cell office:value-type="string">
            <text:p>0.30hs</text:p>
          </table:table-cell>
        </table:table-row>
        <table:table-row table:style-name="ro2">
          <table:table-cell table:number-columns-repeated="3"/>
          <table:table-cell office:value-type="string">
            <text:p>4 hs</text:p>
          </table:table-cell>
          <table:table-cell office:value-type="string">
            <text:p>3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Escribir test fibonacci</text:p>
          </table:table-cell>
          <table:table-cell office:value-type="string">
            <text:p>3 abril</text:p>
          </table:table-cell>
          <table:table-cell office:value-type="string">
            <text:p>1 hs</text:p>
          </table:table-cell>
          <table:table-cell office:value-type="string">
            <text:p>0.30hs</text:p>
          </table:table-cell>
        </table:table-row>
        <table:table-row table:style-name="ro2">
          <table:table-cell/>
          <table:table-cell office:value-type="string">
            <text:p>Escribir funcion fibonacci</text:p>
          </table:table-cell>
          <table:table-cell office:value-type="string">
            <text:p>3 abril</text:p>
          </table:table-cell>
          <table:table-cell office:value-type="string">
            <text:p>2 hs</text:p>
          </table:table-cell>
          <table:table-cell office:value-type="string">
            <text:p>3.hs</text:p>
          </table:table-cell>
        </table:table-row>
        <table:table-row table:style-name="ro2">
          <table:table-cell table:number-columns-repeated="3"/>
          <table:table-cell office:value-type="string">
            <text:p>3 hs</text:p>
          </table:table-cell>
          <table:table-cell office:value-type="string">
            <text:p>3.30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eer crunching knowledge</text:p>
          </table:table-cell>
          <table:table-cell office:value-type="string">
            <text:p>8 de abril</text:p>
          </table:table-cell>
          <table:table-cell office:value-type="string">
            <text:p>0.50hs</text:p>
          </table:table-cell>
          <table:table-cell office:value-type="string">
            <text:p>1.10hs</text:p>
          </table:table-cell>
        </table:table-row>
        <table:table-row table:style-name="ro2">
          <table:table-cell/>
          <table:table-cell office:value-type="string">
            <text:p>Leer “What is a domain modelling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0.10hs</text:p>
          </table:table-cell>
        </table:table-row>
        <table:table-row table:style-name="ro2">
          <table:table-cell/>
          <table:table-cell office:value-type="string">
            <text:p>Leer sobre Diagrama de actividades</text:p>
          </table:table-cell>
          <table:table-cell office:value-type="string">
            <text:p>8 de abril</text:p>
          </table:table-cell>
          <table:table-cell table:number-columns-repeated="2" office:value-type="string">
            <text:p>0.30hs</text:p>
          </table:table-cell>
        </table:table-row>
        <table:table-row table:style-name="ro2">
          <table:table-cell/>
          <table:table-cell office:value-type="string">
            <text:p>Leer sobre diagrama de estado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0.40hs</text:p>
          </table:table-cell>
        </table:table-row>
        <table:table-row table:style-name="ro2">
          <table:table-cell/>
          <table:table-cell office:value-type="string">
            <text:p>Leer sobre visual story mapping</text:p>
          </table:table-cell>
          <table:table-cell office:value-type="string">
            <text:p>8 de abril</text:p>
          </table:table-cell>
          <table:table-cell office:value-type="string">
            <text:p>0.15hs</text:p>
          </table:table-cell>
          <table:table-cell office:value-type="string">
            <text:p>0.11hs</text:p>
          </table:table-cell>
        </table:table-row>
        <table:table-row table:style-name="ro2">
          <table:table-cell table:number-columns-repeated="3"/>
          <table:table-cell office:value-type="string">
            <text:p>2.45hs</text:p>
          </table:table-cell>
          <table:table-cell office:value-type="string">
            <text:p>2.41hs</text:p>
          </table:table-cell>
        </table:table-row>
        <table:table-row table:style-name="ro2">
          <table:table-cell table:number-columns-repeated="5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Aprender Rspec basico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1.30hs</text:p>
          </table:table-cell>
        </table:table-row>
        <table:table-row table:style-name="ro5">
          <table:table-cell/>
          <table:table-cell office:value-type="string">
            <text:p>Codificar test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0.40hs</text:p>
          </table:table-cell>
        </table:table-row>
        <table:table-row table:style-name="ro5">
          <table:table-cell/>
          <table:table-cell office:value-type="string">
            <text:p>Codificar clase</text:p>
          </table:table-cell>
          <table:table-cell office:value-type="string">
            <text:p>8 de abril</text:p>
          </table:table-cell>
          <table:table-cell table:number-columns-repeated="2" office:value-type="string">
            <text:p>0.30hs</text:p>
          </table:table-cell>
        </table:table-row>
        <table:table-row table:style-name="ro2">
          <table:table-cell table:number-columns-repeated="3"/>
          <table:table-cell office:value-type="string">
            <text:p>1.30hs</text:p>
          </table:table-cell>
          <table:table-cell office:value-type="string">
            <text:p>2.40hs</text:p>
          </table:table-cell>
        </table:table-row>
        <table:table-row table:style-name="ro2" table:number-rows-repeated="104855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8T19:54:38</meta:creation-date>
    <dc:date>2013-04-11T16:35:48</dc:date>
    <meta:editing-duration>PT4H42M9S</meta:editing-duration>
    <meta:editing-cycles>11</meta:editing-cycles>
    <meta:generator>LibreOffice/3.5$Linux_x86 LibreOffice_project/350m1$Build-2</meta:generator>
    <meta:document-statistic meta:table-count="3" meta:cell-count="74" meta:object-count="0"/>
  </office:meta>
</office:document-meta>
</file>